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L_out</text:p>
          </table:table-cell>
          <table:table-cell table:formula="of:=FLOOR((([.C6]+(2*[.C7])-[.C8]*([.C9]-1)-1)/[.C10])+1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L_i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Padd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l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ern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tride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1:48:37.546364969</meta:creation-date>
    <dc:date>2025-03-28T12:35:06.971257289</dc:date>
    <meta:editing-duration>PT35M25S</meta:editing-duration>
    <meta:editing-cycles>1</meta:editing-cycles>
    <meta:document-statistic meta:table-count="1" meta:cell-count="12" meta:object-count="0"/>
    <meta:generator>LibreOffice/24.2.7.2$Linux_X86_64 LibreOffice_project/420$Build-2</meta:generator>
  </office:meta>
</office:document-meta>
</file>